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draw:fill-color="#ffffff" draw:textarea-horizontal-align="justify" draw:textarea-vertical-align="middle" draw:auto-grow-height="false" fo:min-height="0.913cm" fo:min-width="2.428cm" fo:padding-top="0.165cm" fo:padding-bottom="0.165cm" fo:padding-left="0.29cm" fo:padding-right="0.2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3cm" fo:min-width="1.133cm"/>
    </style:style>
    <style:style style:name="gr3" style:family="graphic" style:parent-style-name="standard">
      <style:graphic-properties draw:fill="none" draw:fill-color="#ffffff" draw:textarea-horizontal-align="justify" draw:textarea-vertical-align="middle" draw:auto-grow-height="false" fo:min-height="0.994cm" fo:min-width="2.50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63cm" fo:min-width="1.134cm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 fo:min-height="0.994cm" fo:min-width="2.509cm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3.241cm" fo:min-width="9.102cm"/>
    </style:style>
    <style:style style:name="gr8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0.66cm" fo:min-width="0.41cm" draw:shadow="hidden"/>
    </style:style>
    <style:style style:name="gr9" style:family="graphic" style:parent-style-name="standard" style:list-style-name="L1">
      <style:graphic-properties svg:stroke-width="0.018cm" draw:marker-start-width="0.227cm" draw:marker-end-width="0.227cm" draw:fill="none" draw:fill-color="#ffffff" draw:textarea-horizontal-align="justify" draw:textarea-vertical-align="middle" draw:auto-grow-height="false" fo:min-height="0.976cm" fo:min-width="2.49cm" fo:padding-top="0.134cm" fo:padding-bottom="0.134cm" fo:padding-left="0.259cm" fo:padding-right="0.259cm"/>
    </style:style>
    <style:style style:name="gr10" style:family="graphic" style:parent-style-name="standard" style:list-style-name="L1">
      <style:graphic-properties svg:stroke-width="0.018cm" draw:marker-start-width="0.227cm" draw:marker-end-width="0.227cm" draw:fill="none" draw:fill-color="#ffffff" draw:textarea-horizontal-align="justify" draw:textarea-vertical-align="middle" draw:auto-grow-height="false" fo:min-height="0.975cm" fo:min-width="2.49cm" fo:padding-top="0.134cm" fo:padding-bottom="0.134cm" fo:padding-left="0.259cm" fo:padding-right="0.259cm"/>
    </style:style>
    <style:style style:name="gr11" style:family="graphic" style:parent-style-name="standard">
      <style:graphic-properties draw:fill="none" draw:fill-color="#ffffff" draw:textarea-horizontal-align="justify" draw:textarea-vertical-align="middle" draw:auto-grow-height="false" fo:min-height="0.993cm" fo:min-width="2.509cm"/>
    </style:style>
    <style:style style:name="gr12" style:family="graphic" style:parent-style-name="standard">
      <style:graphic-properties draw:opacity="0%" draw:textarea-horizontal-align="justify" draw:textarea-vertical-align="middle" draw:auto-grow-height="false" fo:min-height="3.241cm" fo:min-width="9.101cm"/>
    </style:style>
    <style:style style:name="gr13" style:family="graphic" style:parent-style-name="standard">
      <style:graphic-properties svg:stroke-width="0.081cm" draw:marker-start-width="0.321cm" draw:marker-end-width="0.321cm" draw:fill="none" draw:fill-color="#ffffff" draw:textarea-horizontal-align="justify" draw:textarea-vertical-align="middle" draw:auto-grow-height="false" fo:min-height="0.913cm" fo:min-width="2.429cm" fo:padding-top="0.165cm" fo:padding-bottom="0.165cm" fo:padding-left="0.29cm" fo:padding-right="0.29cm"/>
    </style:style>
    <style:style style:name="gr14" style:family="graphic" style:parent-style-name="standard" style:list-style-name="L1">
      <style:graphic-properties svg:stroke-width="0.018cm" draw:marker-start-width="0.227cm" draw:marker-end-width="0.227cm" draw:fill="none" draw:fill-color="#ffffff" draw:textarea-horizontal-align="justify" draw:textarea-vertical-align="middle" draw:auto-grow-height="false" fo:min-height="0.975cm" fo:min-width="2.49cm" fo:padding-top="0.134cm" fo:padding-bottom="0.134cm" fo:padding-left="0.259cm" fo:padding-right="0.259cm"/>
    </style:style>
    <style:style style:name="gr15" style:family="graphic" style:parent-style-name="standard" style:list-style-name="L1">
      <style:graphic-properties svg:stroke-width="0.018cm" draw:marker-start-width="0.227cm" draw:marker-end-width="0.227cm" draw:fill="none" draw:fill-color="#ffffff" draw:textarea-horizontal-align="justify" draw:textarea-vertical-align="middle" draw:auto-grow-height="false" fo:min-height="0.975cm" fo:min-width="2.49cm" fo:padding-top="0.134cm" fo:padding-bottom="0.134cm" fo:padding-left="0.259cm" fo:padding-right="0.259cm"/>
    </style:style>
    <style:style style:name="gr16" style:family="graphic" style:parent-style-name="standard" style:list-style-name="L1">
      <style:graphic-properties svg:stroke-width="0.018cm" draw:marker-start-width="0.227cm" draw:marker-end-width="0.227cm" draw:fill="none" draw:fill-color="#ffffff" draw:textarea-horizontal-align="justify" draw:textarea-vertical-align="middle" draw:auto-grow-height="false" fo:min-height="0.993cm" fo:min-width="2.393cm" fo:padding-top="0.134cm" fo:padding-bottom="0.134cm" fo:padding-left="0.259cm" fo:padding-right="0.259cm"/>
    </style:style>
    <style:style style:name="gr17" style:family="graphic" style:parent-style-name="standard" style:list-style-name="L1">
      <style:graphic-properties svg:stroke-width="0.018cm" draw:marker-start-width="0.227cm" draw:marker-end-width="0.227cm" draw:fill="none" draw:fill-color="#ffffff" draw:textarea-horizontal-align="justify" draw:textarea-vertical-align="middle" draw:auto-grow-height="false" fo:min-height="0.976cm" fo:min-width="2.49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Verdana" fo:font-size="7pt"/>
    </style:style>
    <style:style style:name="P3" style:family="paragraph">
      <loext:graphic-properties draw:fill="none"/>
      <style:paragraph-properties fo:text-align="center"/>
      <style:text-properties style:font-name="Verdana" fo:font-size="7pt"/>
    </style:style>
    <style:style style:name="P4" style:family="paragraph"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fo:language="en" fo:country="US" style:font-name-asian="SimSun" style:font-size-asian="11pt" style:font-name-complex="Calibri" style:font-size-complex="11pt" style:language-complex="ar" style:country-complex="SA"/>
    </style:style>
    <style:style style:name="P5" style:family="paragraph">
      <loext:graphic-properties draw:fill="none" draw:fill-color="#ffffff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fo:language="en" fo:country="US" style:font-name-asian="SimSun" style:font-size-asian="11pt" style:font-name-complex="Calibri" style:font-size-complex="11pt" style:language-complex="ar" style:country-complex="SA"/>
    </style:style>
    <style:style style:name="P6" style:family="paragraph">
      <loext:graphic-properties draw:opacity="0%"/>
      <style:paragraph-properties fo:text-align="center"/>
      <style:text-properties fo:font-size="7pt"/>
    </style:style>
    <style:style style:name="P7" style:family="paragraph">
      <loext:graphic-properties draw:fill="none"/>
      <style:paragraph-properties fo:text-align="center"/>
      <style:text-properties fo:font-size="7pt"/>
    </style:style>
    <style:style style:name="P8" style:family="paragraph">
      <loext:graphic-properties draw:fill="solid" draw:fill-color="#ffffff" draw:opacity="100%"/>
      <style:paragraph-properties fo:text-align="center"/>
      <style:text-properties style:font-name="Verdana" fo:font-size="7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Verdana" fo:font-size="7pt" fo:font-weight="normal" style:font-weight-asian="normal" style:font-weight-complex="normal"/>
    </style:style>
    <style:style style:name="P11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style:font-name="Verdana" fo:font-size="7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.353cm" fo:line-height="115%" fo:text-align="center" fo:text-indent="0cm" style:text-autospace="none"/>
    </style:style>
    <style:style style:name="T1" style:family="text">
      <style:text-properties style:font-name="Verdana" fo:font-size="7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Verdana" fo:font-size="7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3.008cm" svg:height="1.243cm" svg:x="14.108cm" svg:y="5.839cm">
          <text:p text:style-name="P1"><text:span text:style-name="T1">BuildingElement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2.309cm" svg:height="1.244cm" svg:x="14.458cm" svg:y="3.288cm">
          <text:p text:style-name="P1"><text:span text:style-name="T1">Classifica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008cm" svg:height="1.244cm" svg:x="14.108cm" svg:y="1.415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5.613cm" svg:y1="3.288cm" svg:x2="15.612cm" svg:y2="2.659cm" draw:start-shape="id1" draw:start-glue-point="4" draw:end-shape="id2" draw:end-glue-point="2" svg:d="M15613 3288l-1-629" svg:viewBox="0 0 2 630">
          <text:p/>
        </draw:connector>
        <draw:custom-shape draw:style-name="gr5" draw:text-style-name="P3" xml:id="id3" draw:id="id3" draw:layer="layout" svg:width="2.31cm" svg:height="1.244cm" svg:x="11.354cm" svg:y="3.288cm">
          <text:p text:style-name="P1"><text:span text:style-name="T1">Object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4" draw:id="id4" draw:layer="layout" svg:width="3.009cm" svg:height="1.244cm" svg:x="11.004cm" svg:y="1.415cm">
          <text:p text:style-name="P4"><text:span text:style-name="T2">Roadside Dr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2.509cm" svg:y1="3.288cm" svg:x2="12.508cm" svg:y2="2.659cm" draw:start-shape="id3" draw:start-glue-point="4" draw:end-shape="id4" draw:end-glue-point="2" svg:d="M12509 3288l-1-629" svg:viewBox="0 0 2 630">
          <text:p/>
        </draw:connector>
        <draw:custom-shape draw:style-name="gr5" draw:text-style-name="P3" xml:id="id5" draw:id="id5" draw:layer="layout" svg:width="2.31cm" svg:height="1.244cm" svg:x="17.561cm" svg:y="3.288cm">
          <text:p text:style-name="P1"><text:span text:style-name="T1">Pre-defined 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" draw:id="id6" draw:layer="layout" svg:width="3.009cm" svg:height="1.244cm" svg:x="17.211cm" svg:y="1.415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8.716cm" svg:y1="3.288cm" svg:x2="18.715cm" svg:y2="2.659cm" draw:start-shape="id5" draw:start-glue-point="4" draw:end-shape="id6" draw:end-glue-point="2" svg:d="M18716 3288l-1-629" svg:viewBox="0 0 2 630">
          <text:p/>
        </draw:connector>
        <draw:custom-shape draw:style-name="gr7" draw:text-style-name="P6" xml:id="id7" draw:id="id7" draw:layer="layout" svg:width="9.602cm" svg:height="3.491cm" svg:x="10.81cm" svg:y="1.2cm">
          <text:p/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15.611cm" svg:y1="4.691cm" svg:x2="15.612cm" svg:y2="5.839cm" draw:start-shape="id7" draw:start-glue-point="2" draw:end-shape="id8" draw:end-glue-point="0" svg:d="M15611 4691l1 1148" svg:viewBox="0 0 2 1149">
          <text:p/>
        </draw:connector>
        <draw:custom-shape draw:style-name="gr8" draw:text-style-name="P8" xml:id="id11" draw:id="id11" draw:layer="layout" svg:width="1.818cm" svg:height="1.818cm" svg:x="14.714cm" svg:y="12.935cm">
          <text:p text:style-name="P1"><text:span text:style-name="T1">Collided</text:span></text:p>
          <text:p text:style-name="P1"><text:span text:style-name="T1">To inner </text:span></text:p>
          <text:p text:style-name="P1"><text:span text:style-name="T1">fac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0" xml:id="id10" draw:id="id10" draw:layer="layout" svg:width="3.008cm" svg:height="1.244cm" svg:x="14.108cm" svg:y="10.708cm">
          <text:p text:style-name="P9"><text:span text:style-name="T3">Cross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xml:id="id9" draw:id="id9" draw:layer="layout" svg:width="1.818cm" svg:height="1.818cm" svg:x="14.714cm" svg:y="8.017cm">
          <text:p text:style-name="P9"><text:span text:style-name="T1">Create</text:span></text:p>
          <text:p text:style-name="P9"><text:span text:style-name="T1">Cross line</text:span></text:p>
          <text:p text:style-name="P9"><text:span text:style-name="T1">From Center</text:span></text:p>
          <text:p text:style-name="P9"><text:span text:style-name="T1">Poi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2" draw:layer="layout" draw:type="line" svg:x1="15.623cm" svg:y1="9.835cm" svg:x2="15.612cm" svg:y2="10.708cm" draw:start-shape="id9" draw:start-glue-point="6" draw:end-shape="id10" draw:end-glue-point="0" svg:d="M15623 9835l-11 873" svg:viewBox="0 0 12 874">
          <text:p/>
        </draw:connector>
        <draw:custom-shape draw:style-name="gr10" draw:text-style-name="P10" xml:id="id12" draw:id="id12" draw:layer="layout" svg:width="3.008cm" svg:height="1.243cm" svg:x="14.108cm" svg:y="15.554cm">
          <text:p text:style-name="P9"><text:span text:style-name="T3">Heght and Width </text:span></text:p>
          <text:p text:style-name="P9"><text:span text:style-name="T3">of Cross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svg:x1="15.623cm" svg:y1="14.753cm" svg:x2="15.612cm" svg:y2="15.554cm" draw:start-shape="id11" draw:start-glue-point="6" draw:end-shape="id12" draw:end-glue-point="0" svg:d="M15623 14753v397h-11v404" svg:viewBox="0 0 12 802">
          <text:p/>
        </draw:connector>
        <draw:custom-shape draw:style-name="gr5" draw:text-style-name="P3" xml:id="id13" draw:id="id13" draw:layer="layout" svg:width="2.31cm" svg:height="1.244cm" svg:x="10.81cm" svg:y="5.872cm">
          <text:p text:style-name="P1"><text:span text:style-name="T1">Has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2" draw:layer="layout" draw:type="line" svg:x1="14.108cm" svg:y1="6.46cm" svg:x2="13.12cm" svg:y2="6.494cm" draw:start-shape="id8" draw:start-glue-point="3" draw:end-shape="id13" draw:end-glue-point="10" svg:d="M14108 6460l-988 34" svg:viewBox="0 0 989 35">
          <text:p/>
        </draw:connector>
        <draw:custom-shape draw:style-name="gr11" draw:text-style-name="P5" xml:id="id14" draw:id="id14" draw:layer="layout" svg:width="3.009cm" svg:height="1.243cm" svg:x="7.026cm" svg:y="5.873cm">
          <text:p text:style-name="P13"><text:span text:style-name="T2">Flow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10.81cm" svg:y1="6.494cm" svg:x2="10.035cm" svg:y2="6.494cm" draw:start-shape="id13" draw:start-glue-point="6" draw:end-shape="id14" draw:end-glue-point="1" svg:d="M10810 6494h-775" svg:viewBox="0 0 776 1">
          <text:p/>
        </draw:connector>
        <draw:custom-shape draw:style-name="gr2" draw:text-style-name="P3" xml:id="id15" draw:id="id15" draw:layer="layout" svg:width="2.309cm" svg:height="1.244cm" svg:x="5.148cm" svg:y="9.883cm">
          <text:p text:style-name="P1"><text:span text:style-name="T1">Classifica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6" draw:id="id16" draw:layer="layout" svg:width="3.009cm" svg:height="1.244cm" svg:x="4.797cm" svg:y="8.01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6.303cm" svg:y1="9.883cm" svg:x2="6.301cm" svg:y2="9.254cm" draw:start-shape="id15" draw:start-glue-point="4" draw:end-shape="id16" draw:end-glue-point="2" svg:d="M6303 9883l-2-629" svg:viewBox="0 0 3 630">
          <text:p/>
        </draw:connector>
        <draw:custom-shape draw:style-name="gr2" draw:text-style-name="P3" xml:id="id17" draw:id="id17" draw:layer="layout" svg:width="2.309cm" svg:height="1.244cm" svg:x="2.044cm" svg:y="9.883cm">
          <text:p text:style-name="P1"><text:span text:style-name="T1">Object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8" draw:id="id18" draw:layer="layout" svg:width="3.008cm" svg:height="1.244cm" svg:x="1.694cm" svg:y="8.01cm">
          <text:p text:style-name="P13"><text:span text:style-name="T2">Minor Se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.199cm" svg:y1="9.883cm" svg:x2="3.198cm" svg:y2="9.254cm" draw:start-shape="id17" draw:start-glue-point="4" draw:end-shape="id18" draw:end-glue-point="2" svg:d="M3199 9883l-1-629" svg:viewBox="0 0 2 630">
          <text:p/>
        </draw:connector>
        <draw:custom-shape draw:style-name="gr2" draw:text-style-name="P3" xml:id="id19" draw:id="id19" draw:layer="layout" svg:width="2.309cm" svg:height="1.244cm" svg:x="8.251cm" svg:y="9.883cm">
          <text:p text:style-name="P1"><text:span text:style-name="T1">Pre-defined 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0" draw:id="id20" draw:layer="layout" svg:width="3.008cm" svg:height="1.244cm" svg:x="7.901cm" svg:y="8.01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9.406cm" svg:y1="9.883cm" svg:x2="9.405cm" svg:y2="9.254cm" draw:start-shape="id19" draw:start-glue-point="4" draw:end-shape="id20" draw:end-glue-point="2" svg:d="M9406 9883l-1-629" svg:viewBox="0 0 2 630">
          <text:p/>
        </draw:connector>
        <draw:custom-shape draw:style-name="gr12" draw:text-style-name="P6" xml:id="id21" draw:id="id21" draw:layer="layout" svg:width="9.601cm" svg:height="3.491cm" svg:x="1.5cm" svg:y="7.795cm">
          <text:p/>
          <draw:enhanced-geometry svg:viewBox="0 0 21600 21600" draw:type="rectangle" draw:enhanced-path="M 0 0 L 21600 0 21600 21600 0 21600 0 0 Z N"/>
        </draw:custom-shape>
        <draw:connector draw:style-name="gr4" draw:text-style-name="P12" draw:layer="layout" svg:x1="6.3cm" svg:y1="7.795cm" svg:x2="7.026cm" svg:y2="6.494cm" draw:start-shape="id21" draw:start-glue-point="0" draw:end-shape="id14" draw:end-glue-point="3" svg:d="M6300 7795v-1301h726" svg:viewBox="0 0 727 1302">
          <text:p/>
        </draw:connector>
        <draw:connector draw:style-name="gr4" draw:text-style-name="P12" draw:layer="layout" draw:type="line" svg:x1="15.612cm" svg:y1="7.082cm" svg:x2="15.623cm" svg:y2="8.017cm" draw:start-shape="id8" draw:start-glue-point="2" draw:end-shape="id9" draw:end-glue-point="4" svg:d="M15612 7082l11 935" svg:viewBox="0 0 12 936">
          <text:p/>
        </draw:connector>
        <draw:connector draw:style-name="gr4" draw:text-style-name="P12" draw:layer="layout" draw:type="line" svg:x1="15.612cm" svg:y1="11.952cm" svg:x2="15.623cm" svg:y2="12.935cm" draw:start-shape="id10" draw:start-glue-point="2" draw:end-shape="id11" svg:d="M15612 11952l11 983" svg:viewBox="0 0 12 984">
          <text:p/>
        </draw:connector>
        <draw:connector draw:style-name="gr4" draw:text-style-name="P3" draw:layer="layout" draw:type="line" svg:x1="23.831cm" svg:y1="6.464cm" svg:x2="21.357cm" svg:y2="6.498cm" draw:start-shape="id22" draw:start-glue-point="3" draw:end-shape="id23" draw:end-glue-point="7" svg:d="M23831 6464l-2474 34" svg:viewBox="0 0 2475 35">
          <text:p/>
        </draw:connector>
        <draw:connector draw:style-name="gr4" draw:text-style-name="P12" draw:layer="layout" draw:type="line" svg:x1="17.116cm" svg:y1="6.46cm" svg:x2="19.539cm" svg:y2="6.498cm" draw:start-shape="id8" draw:start-glue-point="1" draw:end-shape="id23" draw:end-glue-point="5" svg:d="M17116 6460l2423 38" svg:viewBox="0 0 2424 39">
          <text:p/>
        </draw:connector>
        <draw:custom-shape draw:style-name="gr8" draw:text-style-name="P11" xml:id="id23" draw:id="id23" draw:layer="layout" svg:width="1.818cm" svg:height="1.818cm" svg:x="19.539cm" svg:y="5.589cm">
          <text:p text:style-name="P9"><text:span text:style-name="T1">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xml:id="id22" draw:id="id22" draw:layer="layout" svg:width="3.009cm" svg:height="1.243cm" svg:x="23.831cm" svg:y="5.843cm">
          <text:p text:style-name="P1"><text:span text:style-name="T1">BuildingElement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4" draw:id="id24" draw:layer="layout" svg:width="2.309cm" svg:height="1.244cm" svg:x="24.182cm" svg:y="3.292cm">
          <text:p text:style-name="P1"><text:span text:style-name="T1">Classifica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5" draw:id="id25" draw:layer="layout" svg:width="3.009cm" svg:height="1.244cm" svg:x="23.831cm" svg:y="1.419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5.337cm" svg:y1="3.292cm" svg:x2="25.335cm" svg:y2="2.663cm" draw:start-shape="id24" draw:start-glue-point="4" draw:end-shape="id25" draw:end-glue-point="2" svg:d="M25337 3292l-2-629" svg:viewBox="0 0 3 630">
          <text:p/>
        </draw:connector>
        <draw:custom-shape draw:style-name="gr2" draw:text-style-name="P3" xml:id="id26" draw:id="id26" draw:layer="layout" svg:width="2.309cm" svg:height="1.244cm" svg:x="21.078cm" svg:y="3.292cm">
          <text:p text:style-name="P1"><text:span text:style-name="T1">Object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7" draw:id="id27" draw:layer="layout" svg:width="3.008cm" svg:height="1.244cm" svg:x="20.728cm" svg:y="1.419cm">
          <text:p text:style-name="P4"><text:span text:style-name="T2">Entrance Culv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2.233cm" svg:y1="3.292cm" svg:x2="22.232cm" svg:y2="2.663cm" draw:start-shape="id26" draw:start-glue-point="4" draw:end-shape="id27" draw:end-glue-point="2" svg:d="M22233 3292l-1-629" svg:viewBox="0 0 2 630">
          <text:p/>
        </draw:connector>
        <draw:custom-shape draw:style-name="gr2" draw:text-style-name="P3" xml:id="id28" draw:id="id28" draw:layer="layout" svg:width="2.309cm" svg:height="1.244cm" svg:x="27.285cm" svg:y="3.292cm">
          <text:p text:style-name="P1"><text:span text:style-name="T1">Pre-defined 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9" draw:id="id29" draw:layer="layout" svg:width="3.008cm" svg:height="1.244cm" svg:x="26.935cm" svg:y="1.419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8.44cm" svg:y1="3.292cm" svg:x2="28.439cm" svg:y2="2.663cm" draw:start-shape="id28" draw:start-glue-point="4" draw:end-shape="id29" draw:end-glue-point="2" svg:d="M28440 3292l-1-629" svg:viewBox="0 0 2 630">
          <text:p/>
        </draw:connector>
        <draw:custom-shape draw:style-name="gr12" draw:text-style-name="P6" xml:id="id30" draw:id="id30" draw:layer="layout" svg:width="9.601cm" svg:height="3.491cm" svg:x="20.534cm" svg:y="1.204cm">
          <text:p/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5.334cm" svg:y1="4.695cm" svg:x2="25.335cm" svg:y2="5.843cm" draw:start-shape="id30" draw:start-glue-point="2" draw:end-shape="id22" draw:end-glue-point="0" svg:d="M25334 4695l1 1148" svg:viewBox="0 0 2 1149">
          <text:p/>
        </draw:connector>
        <draw:custom-shape draw:style-name="gr8" draw:text-style-name="P8" xml:id="id33" draw:id="id33" draw:layer="layout" svg:width="1.818cm" svg:height="1.818cm" svg:x="28.098cm" svg:y="15.103cm">
          <text:p text:style-name="P1"><text:span text:style-name="T1">Collided</text:span></text:p>
          <text:p text:style-name="P1"><text:span text:style-name="T1">To inner </text:span></text:p>
          <text:p text:style-name="P1"><text:span text:style-name="T1">fac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0" xml:id="id32" draw:id="id32" draw:layer="layout" svg:width="3.008cm" svg:height="1.243cm" svg:x="27.492cm" svg:y="12.876cm">
          <text:p text:style-name="P9"><text:span text:style-name="T3">Cross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xml:id="id31" draw:id="id31" draw:layer="layout" svg:width="1.818cm" svg:height="1.818cm" svg:x="28.098cm" svg:y="10.185cm">
          <text:p text:style-name="P9"><text:span text:style-name="T1">Create</text:span></text:p>
          <text:p text:style-name="P9"><text:span text:style-name="T1">Cross line</text:span></text:p>
          <text:p text:style-name="P9"><text:span text:style-name="T1">From Center</text:span></text:p>
          <text:p text:style-name="P9"><text:span text:style-name="T1">Poi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2" draw:layer="layout" draw:type="line" svg:x1="29.007cm" svg:y1="12.003cm" svg:x2="28.996cm" svg:y2="12.876cm" draw:start-shape="id31" draw:start-glue-point="6" draw:end-shape="id32" draw:end-glue-point="0" svg:d="M29007 12003l-11 873" svg:viewBox="0 0 12 874">
          <text:p/>
        </draw:connector>
        <draw:custom-shape draw:style-name="gr15" draw:text-style-name="P10" xml:id="id34" draw:id="id34" draw:layer="layout" svg:width="3.008cm" svg:height="1.243cm" svg:x="27.492cm" svg:y="17.721cm">
          <text:p text:style-name="P9"><text:span text:style-name="T3">Heght and Width </text:span></text:p>
          <text:p text:style-name="P9"><text:span text:style-name="T3">of Cross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svg:x1="29.007cm" svg:y1="16.921cm" svg:x2="28.996cm" svg:y2="17.721cm" draw:start-shape="id33" draw:start-glue-point="6" draw:end-shape="id34" draw:end-glue-point="0" svg:d="M29007 16921v396h-11v404" svg:viewBox="0 0 12 801">
          <text:p/>
        </draw:connector>
        <draw:connector draw:style-name="gr4" draw:text-style-name="P12" draw:layer="layout" draw:type="line" svg:x1="28.947cm" svg:y1="9.25cm" svg:x2="29.007cm" svg:y2="10.185cm" draw:start-shape="id35" draw:start-glue-point="2" draw:end-shape="id31" draw:end-glue-point="4" svg:d="M28947 9250l60 935" svg:viewBox="0 0 61 936">
          <text:p/>
        </draw:connector>
        <draw:connector draw:style-name="gr4" draw:text-style-name="P12" draw:layer="layout" draw:type="line" svg:x1="28.996cm" svg:y1="14.119cm" svg:x2="29.007cm" svg:y2="15.103cm" draw:start-shape="id32" draw:start-glue-point="2" draw:end-shape="id33" svg:d="M28996 14119l11 984" svg:viewBox="0 0 12 985">
          <text:p/>
        </draw:connector>
        <draw:custom-shape draw:style-name="gr2" draw:text-style-name="P3" xml:id="id36" draw:id="id36" draw:layer="layout" svg:width="2.309cm" svg:height="1.244cm" svg:x="27.783cm" svg:y="5.872cm">
          <text:p text:style-name="P1"><text:span text:style-name="T1">Get</text:span></text:p>
          <text:p text:style-name="P1"><text:span text:style-name="T1">Childre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2" draw:layer="layout" draw:type="line" svg:x1="26.84cm" svg:y1="6.464cm" svg:x2="27.783cm" svg:y2="6.494cm" draw:start-shape="id22" draw:start-glue-point="1" draw:end-shape="id36" draw:end-glue-point="6" svg:d="M26840 6464l943 30" svg:viewBox="0 0 944 31">
          <text:p/>
        </draw:connector>
        <draw:custom-shape draw:style-name="gr16" draw:text-style-name="P10" xml:id="id35" draw:id="id35" draw:layer="layout" svg:width="2.911cm" svg:height="1.261cm" svg:x="27.492cm" svg:y="7.989cm">
          <text:p text:style-name="P9"><text:span text:style-name="T3">OpeningEl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28.938cm" svg:y1="7.116cm" svg:x2="28.947cm" svg:y2="7.989cm" draw:start-shape="id36" draw:start-glue-point="8" draw:end-shape="id35" draw:end-glue-point="0" svg:d="M28938 7116l9 873" svg:viewBox="0 0 10 874">
          <text:p/>
        </draw:connector>
        <draw:custom-shape draw:style-name="gr8" draw:text-style-name="P8" xml:id="id37" draw:id="id37" draw:layer="layout" svg:width="1.818cm" svg:height="1.818cm" svg:x="14.714cm" svg:y="17.802cm">
          <text:p text:style-name="P1"><text:span text:style-name="T1">MinWidth</text:span></text:p>
          <text:p text:style-name="P1"><text:span text:style-name="T1">and</text:span></text:p>
          <text:p text:style-name="P1"><text:span text:style-name="T1">MinHeight</text:span></text:p>
          <text:p text:style-name="P1"><text:span text:style-name="T1">60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0" xml:id="id38" draw:id="id38" draw:layer="layout" svg:width="3.008cm" svg:height="1.244cm" svg:x="14.108cm" svg:y="20.42cm">
          <text:p text:style-name="P9"><text:span text:style-name="T3">Minimun Width</text:span></text:p>
          <text:p text:style-name="P9"><text:span text:style-name="T3">Minimum He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svg:x1="15.623cm" svg:y1="19.62cm" svg:x2="15.612cm" svg:y2="20.42cm" draw:start-shape="id37" draw:start-glue-point="6" draw:end-shape="id38" draw:end-glue-point="0" svg:d="M15623 19620v397h-11v403" svg:viewBox="0 0 12 801">
          <text:p/>
        </draw:connector>
        <draw:connector draw:style-name="gr4" draw:text-style-name="P12" draw:layer="layout" draw:type="line" svg:x1="15.612cm" svg:y1="16.818cm" svg:x2="15.623cm" svg:y2="17.802cm" draw:end-shape="id37" svg:d="M15612 16818l11 984" svg:viewBox="0 0 12 9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5:25:51.916000000</meta:creation-date>
    <dc:date>2018-10-31T17:36:24.280000000</dc:date>
    <meta:editing-duration>PT45M30S</meta:editing-duration>
    <meta:editing-cycles>10</meta:editing-cycles>
    <meta:generator>LibreOffice/6.0.3.2$Windows_X86_64 LibreOffice_project/8f48d515416608e3a835360314dac7e47fd0b821</meta:generator>
    <meta:document-statistic meta:object-count="66"/>
  </office:meta>
</office:document-meta>
</file>